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style="italic" style:font-style-asian="italic" style:font-style-complex="italic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Liberation Serif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Standard">
      <style:text-properties style:font-name="Times New Roma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7">Druide Niveau <text:tab/>Modificateur <text:tab/><text:tab/>Attaque Sort<text:tab/><text:tab/>Sauvegarde</text:p>
      <text:p text:style-name="P7">Forme Sauvage: ☐ ☐ <text:tab/><text:tab/>(+1 Repos court, Tous au Repos long)</text:p>
      <text:p text:style-name="P7">Sorts niv 1 : ☐ ☐ ☐ ☐ </text:p>
      <text:p text:style-name="P7">Sorts niv 2 : ☐ ☐ ☐ </text:p>
      <text:p text:style-name="P7">Chance : ☐ ☐ </text:p>
      <text:p text:style-name="Standard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Table_20_Contents"><text:span text:style-name="T3">APPEL DU FAMILIER</text:span> <text:span text:style-name="T1">[1 / Forme Sauvage]</text:span></text:p>
            <text:p text:style-name="Table_20_Contents">1h d'incantation.</text:p>
            <text:p text:style-name="Table_20_Contents">Vous obtenez un Familier. Independant, mais obeissant.</text:p>
            <text:p text:style-name="Table_20_Contents"><text:span text:style-name="T1">Telepathie </text:span>: Communication si à 30 m.</text:p>
            <text:p text:style-name="Table_20_Contents"><text:span text:style-name="T1">Sens du familier </text:span>: Voir &amp; entendre par lui.</text:p>
            <text:p text:style-name="Table_20_Contents"><text:span text:style-name="T1">Toucher du Familier </text:span>: Le Familier peut lancer le sort de toucher pour vous.</text:p>
            <text:p text:style-name="Table_20_Contents"><text:span text:style-name="T1">Combat</text:span> : Initiative, mais n'attaque pas. </text:p>
            <text:p text:style-name="Table_20_Contents"><text:span text:style-name="T1">Congedier</text:span> : Action pour le ranger dans sa dimension de poche.</text:p>
          </table:table-cell>
          <table:table-cell table:style-name="Tableau3.B1" office:value-type="string">
            <text:p text:style-name="P2"><text:span text:style-name="T2">TRANSFORMATION</text:span> [Forme Sauvage]</text:p>
            <text:p text:style-name="P1">Conserve la possibilité de parler.</text:p>
            <text:p text:style-name="Table_20_Contents">Dure 1h / 2 niveaux : </text:p>
            <text:p text:style-name="Table_20_Contents"><text:span text:style-name="T3">Vie temporaire </text:span> (Niv x3) :</text:p>
            <text:p text:style-name="Table_20_Contents"><text:span text:style-name="T1">Classe d'Armure</text:span> : 13 + MOD.SAGESSE : </text:p>
            <text:p text:style-name="Table_20_Contents"/>
            <text:p text:style-name="Table_20_Contents"/>
          </table:table-cell>
        </table:table-row>
        <table:table-row>
          <table:table-cell table:style-name="Tableau3.A2" office:value-type="string">
            <text:p text:style-name="P2"><text:span text:style-name="T2">FEU FOLLET ETOILE</text:span> [0]</text:p>
            <text:p text:style-name="Table_20_Contents">Action - 18m </text:p>
            <text:p text:style-name="P1">Vous lancez une <text:s/>étoile lumineuse sur un ennemi.</text:p>
            <text:p text:style-name="Table_20_Contents"><text:span text:style-name="T1">Jet d'attaque.</text:span> Si touche, inflige <text:span text:style-name="T1">1d8 Radiant</text:span> de dégat. Jusqu'à la <text:span text:style-name="T1">fin de votre prochain tour</text:span>, une lumière diffuse de 3m l'accompagne et <text:span text:style-name="T1">l'empèche de se cacher</text:span>.</text:p>
            <text:p text:style-name="Table_20_Contents">2d8 au niveau 5.</text:p>
          </table:table-cell>
          <table:table-cell table:style-name="Tableau3.B2" office:value-type="string">
            <text:p text:style-name="P3">CHANCEUX</text:p>
            <text:p text:style-name="Table_20_Contents"/>
            <text:p text:style-name="Table_20_Contents">Vous avez (bonus Maîtrise) points / jour.</text:p>
            <text:p text:style-name="Table_20_Contents"/>
            <text:p text:style-name="Table_20_Contents">Dépenser un point pour AVANTAGE sur un jet.</text:p>
            <text:p text:style-name="Table_20_Contents"/>
            <text:p text:style-name="Table_20_Contents">Dépenser un point pour imposer un DESAVANTAGE à un jet d'attaque contre vous.</text:p>
          </table:table-cell>
        </table:table-row>
        <table:table-row>
          <table:table-cell table:style-name="Tableau3.A2" office:value-type="string">
            <text:p text:style-name="P4"><text:span text:style-name="T2">SOINS</text:span> <text:s/>[1]</text:p>
            <text:p text:style-name="P5">Action.</text:p>
            <text:p text:style-name="P5">Contact.</text:p>
            <text:p text:style-name="P5"/>
            <text:p text:style-name="P5">La créature que vous touchez <text:span text:style-name="T1">récupère 2d8 + Modificateur.</text:span></text:p>
            <text:p text:style-name="P5"/>
            <text:p text:style-name="P6">Ne marche pas sur les morts vivants et les artificiels.</text:p>
            <text:p text:style-name="P5"/>
            <text:p text:style-name="P5">+2d8 / niveau supplémentaire.</text:p>
          </table:table-cell>
          <table:table-cell table:style-name="Tableau3.B2" office:value-type="string">
            <text:p text:style-name="P4"><text:span text:style-name="T2">MOT DE GUÉRISON</text:span> [1]</text:p>
            <text:p text:style-name="P5">Action Bonus</text:p>
            <text:p text:style-name="P5">18 m (12 cases)</text:p>
            <text:p text:style-name="P5"/>
            <text:p text:style-name="P5">Une créature visible récupère 2<text:span text:style-name="T1">d4 + Modificateur.</text:span></text:p>
            <text:p text:style-name="P5"/>
            <text:p text:style-name="P6">Ne marche pas sur les morts vivants et les artificiels.</text:p>
            <text:p text:style-name="P5"/>
            <text:p text:style-name="P5">+2d4 / niveau supplémentaire.</text:p>
          </table:table-cell>
        </table:table-row>
        <table:table-row>
          <table:table-cell table:style-name="Tableau3.A2" office:value-type="string">
            <text:p text:style-name="P4"><text:span text:style-name="T2">EPARGNEZ LES MOURRANTS</text:span> [0]</text:p>
            <text:p text:style-name="P5">Action – 4,5 m </text:p>
            <text:p text:style-name="P5"/>
            <text:p text:style-name="P5">Stabilise une personne à l'agonie : elle n'a plus a lancer de Jet de Sauvegarde contre la Mort.</text:p>
            <text:p text:style-name="P5"/>
            <text:p text:style-name="P5">Elle reste inconsciente.</text:p>
            <text:p text:style-name="P5"/>
            <text:p text:style-name="P5">Distance doublée au niveau 5,11 &amp; 17.</text:p>
          </table:table-cell>
          <table:table-cell table:style-name="Tableau3.B2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9-08T01:08:31.978000000</meta:creation-date>
    <dc:date>2024-10-05T18:08:38.64</dc:date>
    <meta:editing-duration>PT1H39M4S</meta:editing-duration>
    <meta:editing-cycles>19</meta:editing-cycles>
    <meta:generator>OpenOffice/4.1.7$Win32 OpenOffice.org_project/417m1$Build-9800</meta:generator>
    <meta:document-statistic meta:table-count="1" meta:image-count="0" meta:object-count="0" meta:page-count="1" meta:paragraph-count="44" meta:word-count="294" meta:character-count="1649"/>
  </office:meta>
</office:document-meta>
</file>